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3528in" table:align="left"/>
    </style:style>
    <style:style style:name="Table1.A" style:family="table-column">
      <style:table-column-properties style:column-width="1.4333in"/>
    </style:style>
    <style:style style:name="Table1.B" style:family="table-column">
      <style:table-column-properties style:column-width="4.5229in"/>
    </style:style>
    <style:style style:name="Table1.C" style:family="table-column">
      <style:table-column-properties style:column-width="1.3965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694in" fo:border-left="0.05pt double #808080" fo:border-right="none" fo:border-top="0.05pt double #808080" fo:border-bottom="0.05pt double #808080"/>
    </style:style>
    <style:style style:name="Table1.C1" style:family="table-cell">
      <style:table-cell-properties style:vertical-align="middle" style:border-line-width="0in 0.0014in 0.0007in" fo:padding="0.06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694in" fo:border-left="0.05pt double #808080" fo:border-right="none" fo:border-top="none" fo:border-bottom="0.05pt double #808080"/>
    </style:style>
    <style:style style:name="Table1.C2" style:family="table-cell">
      <style:table-cell-properties style:vertical-align="middle" style:border-line-width-left="0in 0.0014in 0.0007in" style:border-line-width-right="0in 0.0014in 0.0007in" style:border-line-width-bottom="0in 0.0014in 0.0007in" fo:padding="0.0694in" fo:border-left="0.05pt double #808080" fo:border-right="0.05pt double #808080" fo:border-top="none" fo:border-bottom="0.05pt double #808080"/>
    </style:style>
    <style:style style:name="T1" style:family="text">
      <style:text-properties fo:font-variant="normal" fo:text-transform="none" fo:color="#0b0080" style:text-line-through-style="none" fo:font-style="normal" style:text-underline-style="none" fo:font-weight="normal"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Modus Ponens</text:p>
          </table:table-cell>
          <table:table-cell table:style-name="Table1.A1" office:value-type="string">
            <text:p text:style-name="Table_20_Contents"><draw:frame draw:style-name="fr1" draw:name="graphics1" text:anchor-type="as-char" svg:width="1.6744in" svg:height="0.2445in" draw:z-index="0"><draw:image xlink:href="http://upload.wikimedia.org/math/3/4/1/341302e74f0466809ceea262211d5105.png" xlink:type="simple" xlink:show="embed" xlink:actuate="onLoad"/></draw:frame></text:p>
          </table:table-cell>
          <table:table-cell table:style-name="Table1.C1" office:value-type="string">
            <text:p text:style-name="Table_20_Contents">If <draw:frame draw:style-name="fr1" draw:name="graphics2" text:anchor-type="as-char" svg:width="0.128in" svg:height="0.1516in" draw:z-index="1"><draw:image xlink:href="http://upload.wikimedia.org/math/8/3/8/83878c91171338902e0fe0fb97a8c47a.png" xlink:type="simple" xlink:show="embed" xlink:actuate="onLoad"/></draw:frame> then <draw:frame draw:style-name="fr1" draw:name="graphics3" text:anchor-type="as-char" svg:width="0.1047in" svg:height="0.1516in" draw:z-index="2"><draw:image xlink:href="http://upload.wikimedia.org/math/7/6/9/7694f4a66316e53c8cdd9d9954bd611d.png" xlink:type="simple" xlink:show="embed" xlink:actuate="onLoad"/></draw:frame>; <draw:frame draw:style-name="fr1" draw:name="graphics4" text:anchor-type="as-char" svg:width="0.128in" svg:height="0.1516in" draw:z-index="3"><draw:image xlink:href="http://upload.wikimedia.org/math/8/3/8/83878c91171338902e0fe0fb97a8c47a.png" xlink:type="simple" xlink:show="embed" xlink:actuate="onLoad"/></draw:frame>; therefore <draw:frame draw:style-name="fr1" draw:name="graphics5" text:anchor-type="as-char" svg:width="0.1047in" svg:height="0.1516in" draw:z-index="4"><draw:image xlink:href="http://upload.wikimedia.org/math/7/6/9/7694f4a66316e53c8cdd9d9954bd611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Modus Tollens</text:p>
          </table:table-cell>
          <table:table-cell table:style-name="Table1.A2" office:value-type="string">
            <text:p text:style-name="Table_20_Contents"><draw:frame draw:style-name="fr1" draw:name="graphics6" text:anchor-type="as-char" svg:width="1.9772in" svg:height="0.2445in" draw:z-index="5"><draw:image xlink:href="http://upload.wikimedia.org/math/b/5/4/b5498b387ddb0adfc0855981aa38674a.png" xlink:type="simple" xlink:show="embed" xlink:actuate="onLoad"/></draw:frame></text:p>
          </table:table-cell>
          <table:table-cell table:style-name="Table1.C2" office:value-type="string">
            <text:p text:style-name="Table_20_Contents">If <draw:frame draw:style-name="fr1" draw:name="graphics7" text:anchor-type="as-char" svg:width="0.128in" svg:height="0.1516in" draw:z-index="6"><draw:image xlink:href="http://upload.wikimedia.org/math/8/3/8/83878c91171338902e0fe0fb97a8c47a.png" xlink:type="simple" xlink:show="embed" xlink:actuate="onLoad"/></draw:frame> then <draw:frame draw:style-name="fr1" draw:name="graphics8" text:anchor-type="as-char" svg:width="0.1047in" svg:height="0.1516in" draw:z-index="7"><draw:image xlink:href="http://upload.wikimedia.org/math/7/6/9/7694f4a66316e53c8cdd9d9954bd611d.png" xlink:type="simple" xlink:show="embed" xlink:actuate="onLoad"/></draw:frame>; not <draw:frame draw:style-name="fr1" draw:name="graphics9" text:anchor-type="as-char" svg:width="0.1047in" svg:height="0.1516in" draw:z-index="8"><draw:image xlink:href="http://upload.wikimedia.org/math/7/6/9/7694f4a66316e53c8cdd9d9954bd611d.png" xlink:type="simple" xlink:show="embed" xlink:actuate="onLoad"/></draw:frame>; therefore not <draw:frame draw:style-name="fr1" draw:name="graphics10" text:anchor-type="as-char" svg:width="0.128in" svg:height="0.1516in" draw:z-index="9"><draw:image xlink:href="http://upload.wikimedia.org/math/8/3/8/83878c91171338902e0fe0fb97a8c47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Hypothetical Syllogism</text:p>
          </table:table-cell>
          <table:table-cell table:style-name="Table1.A2" office:value-type="string">
            <text:p text:style-name="Table_20_Contents"><draw:frame draw:style-name="fr1" draw:name="graphics11" text:anchor-type="as-char" svg:width="2.9417in" svg:height="0.2445in" draw:z-index="10"><draw:image xlink:href="http://upload.wikimedia.org/math/1/f/2/1f259541449e74585dfecef6def5e22d.png" xlink:type="simple" xlink:show="embed" xlink:actuate="onLoad"/></draw:frame></text:p>
          </table:table-cell>
          <table:table-cell table:style-name="Table1.C2" office:value-type="string">
            <text:p text:style-name="Table_20_Contents">If <draw:frame draw:style-name="fr1" draw:name="graphics12" text:anchor-type="as-char" svg:width="0.128in" svg:height="0.1516in" draw:z-index="11"><draw:image xlink:href="http://upload.wikimedia.org/math/8/3/8/83878c91171338902e0fe0fb97a8c47a.png" xlink:type="simple" xlink:show="embed" xlink:actuate="onLoad"/></draw:frame> then <draw:frame draw:style-name="fr1" draw:name="graphics13" text:anchor-type="as-char" svg:width="0.1047in" svg:height="0.1516in" draw:z-index="12"><draw:image xlink:href="http://upload.wikimedia.org/math/7/6/9/7694f4a66316e53c8cdd9d9954bd611d.png" xlink:type="simple" xlink:show="embed" xlink:actuate="onLoad"/></draw:frame>; if <draw:frame draw:style-name="fr1" draw:name="graphics14" text:anchor-type="as-char" svg:width="0.1047in" svg:height="0.1516in" draw:z-index="13"><draw:image xlink:href="http://upload.wikimedia.org/math/7/6/9/7694f4a66316e53c8cdd9d9954bd611d.png" xlink:type="simple" xlink:show="embed" xlink:actuate="onLoad"/></draw:frame> then <draw:frame draw:style-name="fr1" draw:name="graphics15" text:anchor-type="as-char" svg:width="0.1047in" svg:height="0.1047in" draw:z-index="14"><draw:image xlink:href="http://upload.wikimedia.org/math/4/b/4/4b43b0aee35624cd95b910189b3dc231.png" xlink:type="simple" xlink:show="embed" xlink:actuate="onLoad"/></draw:frame>; therefore, if <draw:frame draw:style-name="fr1" draw:name="graphics16" text:anchor-type="as-char" svg:width="0.128in" svg:height="0.1516in" draw:z-index="15"><draw:image xlink:href="http://upload.wikimedia.org/math/8/3/8/83878c91171338902e0fe0fb97a8c47a.png" xlink:type="simple" xlink:show="embed" xlink:actuate="onLoad"/></draw:frame> then <draw:frame draw:style-name="fr1" draw:name="graphics17" text:anchor-type="as-char" svg:width="0.1047in" svg:height="0.1047in" draw:z-index="16"><draw:image xlink:href="http://upload.wikimedia.org/math/4/b/4/4b43b0aee35624cd95b910189b3dc23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Disjunctive Syllogism</text:p>
          </table:table-cell>
          <table:table-cell table:style-name="Table1.A2" office:value-type="string">
            <text:p text:style-name="Table_20_Contents"><draw:frame draw:style-name="fr1" draw:name="graphics18" text:anchor-type="as-char" svg:width="1.7209in" svg:height="0.2445in" draw:z-index="17"><draw:image xlink:href="http://upload.wikimedia.org/math/9/d/8/9d809adc51660d3ec12b503c17fb1663.png" xlink:type="simple" xlink:show="embed" xlink:actuate="onLoad"/></draw:frame></text:p>
          </table:table-cell>
          <table:table-cell table:style-name="Table1.C2" office:value-type="string">
            <text:p text:style-name="Table_20_Contents">Either <draw:frame draw:style-name="fr1" draw:name="graphics19" text:anchor-type="as-char" svg:width="0.128in" svg:height="0.1516in" draw:z-index="18"><draw:image xlink:href="http://upload.wikimedia.org/math/8/3/8/83878c91171338902e0fe0fb97a8c47a.png" xlink:type="simple" xlink:show="embed" xlink:actuate="onLoad"/></draw:frame> or <draw:frame draw:style-name="fr1" draw:name="graphics20" text:anchor-type="as-char" svg:width="0.1047in" svg:height="0.1516in" draw:z-index="19"><draw:image xlink:href="http://upload.wikimedia.org/math/7/6/9/7694f4a66316e53c8cdd9d9954bd611d.png" xlink:type="simple" xlink:show="embed" xlink:actuate="onLoad"/></draw:frame>, or both; not <draw:frame draw:style-name="fr1" draw:name="graphics21" text:anchor-type="as-char" svg:width="0.128in" svg:height="0.1516in" draw:z-index="20"><draw:image xlink:href="http://upload.wikimedia.org/math/8/3/8/83878c91171338902e0fe0fb97a8c47a.png" xlink:type="simple" xlink:show="embed" xlink:actuate="onLoad"/></draw:frame>; therefore, <draw:frame draw:style-name="fr1" draw:name="graphics22" text:anchor-type="as-char" svg:width="0.1047in" svg:height="0.1516in" draw:z-index="21"><draw:image xlink:href="http://upload.wikimedia.org/math/7/6/9/7694f4a66316e53c8cdd9d9954bd611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Constructive Dilemma</text:p>
          </table:table-cell>
          <table:table-cell table:style-name="Table1.A2" office:value-type="string">
            <text:p text:style-name="Table_20_Contents"><draw:frame draw:style-name="fr1" draw:name="graphics23" text:anchor-type="as-char" svg:width="3.7445in" svg:height="0.2445in" draw:z-index="22"><draw:image xlink:href="http://upload.wikimedia.org/math/7/4/f/74f8fc4505ef2c87cb99bb16d025520b.png" xlink:type="simple" xlink:show="embed" xlink:actuate="onLoad"/></draw:frame></text:p>
          </table:table-cell>
          <table:table-cell table:style-name="Table1.C2" office:value-type="string">
            <text:p text:style-name="Table_20_Contents">If <draw:frame draw:style-name="fr1" draw:name="graphics24" text:anchor-type="as-char" svg:width="0.128in" svg:height="0.1516in" draw:z-index="23"><draw:image xlink:href="http://upload.wikimedia.org/math/8/3/8/83878c91171338902e0fe0fb97a8c47a.png" xlink:type="simple" xlink:show="embed" xlink:actuate="onLoad"/></draw:frame> then <draw:frame draw:style-name="fr1" draw:name="graphics25" text:anchor-type="as-char" svg:width="0.1047in" svg:height="0.1516in" draw:z-index="24"><draw:image xlink:href="http://upload.wikimedia.org/math/7/6/9/7694f4a66316e53c8cdd9d9954bd611d.png" xlink:type="simple" xlink:show="embed" xlink:actuate="onLoad"/></draw:frame>; and if <draw:frame draw:style-name="fr1" draw:name="graphics26" text:anchor-type="as-char" svg:width="0.1047in" svg:height="0.1047in" draw:z-index="25"><draw:image xlink:href="http://upload.wikimedia.org/math/4/b/4/4b43b0aee35624cd95b910189b3dc231.png" xlink:type="simple" xlink:show="embed" xlink:actuate="onLoad"/></draw:frame> then <draw:frame draw:style-name="fr1" draw:name="graphics27" text:anchor-type="as-char" svg:width="0.0929in" svg:height="0.1047in" draw:z-index="26"><draw:image xlink:href="http://upload.wikimedia.org/math/0/3/c/03c7c0ace395d80182db07ae2c30f034.png" xlink:type="simple" xlink:show="embed" xlink:actuate="onLoad"/></draw:frame>; but <draw:frame draw:style-name="fr1" draw:name="graphics28" text:anchor-type="as-char" svg:width="0.128in" svg:height="0.1516in" draw:z-index="27"><draw:image xlink:href="http://upload.wikimedia.org/math/8/3/8/83878c91171338902e0fe0fb97a8c47a.png" xlink:type="simple" xlink:show="embed" xlink:actuate="onLoad"/></draw:frame> or <draw:frame draw:style-name="fr1" draw:name="graphics29" text:anchor-type="as-char" svg:width="0.1047in" svg:height="0.1047in" draw:z-index="28"><draw:image xlink:href="http://upload.wikimedia.org/math/4/b/4/4b43b0aee35624cd95b910189b3dc231.png" xlink:type="simple" xlink:show="embed" xlink:actuate="onLoad"/></draw:frame>; therefore <draw:frame draw:style-name="fr1" draw:name="graphics30" text:anchor-type="as-char" svg:width="0.1047in" svg:height="0.1516in" draw:z-index="29"><draw:image xlink:href="http://upload.wikimedia.org/math/7/6/9/7694f4a66316e53c8cdd9d9954bd611d.png" xlink:type="simple" xlink:show="embed" xlink:actuate="onLoad"/></draw:frame> or <draw:frame draw:style-name="fr1" draw:name="graphics31" text:anchor-type="as-char" svg:width="0.0929in" svg:height="0.1047in" draw:z-index="30"><draw:image xlink:href="http://upload.wikimedia.org/math/0/3/c/03c7c0ace395d80182db07ae2c30f03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Destructive Dilemma</text:p>
          </table:table-cell>
          <table:table-cell table:style-name="Table1.A2" office:value-type="string">
            <text:p text:style-name="Table_20_Contents"><draw:frame draw:style-name="fr1" draw:name="graphics32" text:anchor-type="as-char" svg:width="4.372in" svg:height="0.2445in" draw:z-index="31"><draw:image xlink:href="http://upload.wikimedia.org/math/5/1/5/515b53334182fb25ba23611da9464d78.png" xlink:type="simple" xlink:show="embed" xlink:actuate="onLoad"/></draw:frame></text:p>
          </table:table-cell>
          <table:table-cell table:style-name="Table1.C2" office:value-type="string">
            <text:p text:style-name="Table_20_Contents">If <draw:frame draw:style-name="fr1" draw:name="graphics33" text:anchor-type="as-char" svg:width="0.128in" svg:height="0.1516in" draw:z-index="32"><draw:image xlink:href="http://upload.wikimedia.org/math/8/3/8/83878c91171338902e0fe0fb97a8c47a.png" xlink:type="simple" xlink:show="embed" xlink:actuate="onLoad"/></draw:frame> then <draw:frame draw:style-name="fr1" draw:name="graphics34" text:anchor-type="as-char" svg:width="0.1047in" svg:height="0.1516in" draw:z-index="33"><draw:image xlink:href="http://upload.wikimedia.org/math/7/6/9/7694f4a66316e53c8cdd9d9954bd611d.png" xlink:type="simple" xlink:show="embed" xlink:actuate="onLoad"/></draw:frame>; and if <draw:frame draw:style-name="fr1" draw:name="graphics35" text:anchor-type="as-char" svg:width="0.1047in" svg:height="0.1047in" draw:z-index="34"><draw:image xlink:href="http://upload.wikimedia.org/math/4/b/4/4b43b0aee35624cd95b910189b3dc231.png" xlink:type="simple" xlink:show="embed" xlink:actuate="onLoad"/></draw:frame> then <draw:frame draw:style-name="fr1" draw:name="graphics36" text:anchor-type="as-char" svg:width="0.0929in" svg:height="0.1047in" draw:z-index="35"><draw:image xlink:href="http://upload.wikimedia.org/math/0/3/c/03c7c0ace395d80182db07ae2c30f034.png" xlink:type="simple" xlink:show="embed" xlink:actuate="onLoad"/></draw:frame>; but not <draw:frame draw:style-name="fr1" draw:name="graphics37" text:anchor-type="as-char" svg:width="0.1047in" svg:height="0.1516in" draw:z-index="36"><draw:image xlink:href="http://upload.wikimedia.org/math/7/6/9/7694f4a66316e53c8cdd9d9954bd611d.png" xlink:type="simple" xlink:show="embed" xlink:actuate="onLoad"/></draw:frame> or not <draw:frame draw:style-name="fr1" draw:name="graphics38" text:anchor-type="as-char" svg:width="0.0929in" svg:height="0.1047in" draw:z-index="37"><draw:image xlink:href="http://upload.wikimedia.org/math/0/3/c/03c7c0ace395d80182db07ae2c30f034.png" xlink:type="simple" xlink:show="embed" xlink:actuate="onLoad"/></draw:frame>; therefore not <draw:frame draw:style-name="fr1" draw:name="graphics39" text:anchor-type="as-char" svg:width="0.128in" svg:height="0.1516in" draw:z-index="38"><draw:image xlink:href="http://upload.wikimedia.org/math/8/3/8/83878c91171338902e0fe0fb97a8c47a.png" xlink:type="simple" xlink:show="embed" xlink:actuate="onLoad"/></draw:frame> or not <draw:frame draw:style-name="fr1" draw:name="graphics40" text:anchor-type="as-char" svg:width="0.1047in" svg:height="0.1047in" draw:z-index="39"><draw:image xlink:href="http://upload.wikimedia.org/math/4/b/4/4b43b0aee35624cd95b910189b3dc23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Bidirectional Dilemma</text:p>
          </table:table-cell>
          <table:table-cell table:style-name="Table1.A2" office:value-type="string">
            <text:p text:style-name="Table_20_Contents"><draw:frame draw:style-name="fr1" draw:name="graphics41" text:anchor-type="as-char" svg:width="4.0583in" svg:height="0.2445in" draw:z-index="40"><draw:image xlink:href="http://upload.wikimedia.org/math/7/d/6/7d61e12163055dd97dbf91636669c03d.png" xlink:type="simple" xlink:show="embed" xlink:actuate="onLoad"/></draw:frame></text:p>
          </table:table-cell>
          <table:table-cell table:style-name="Table1.C2" office:value-type="string">
            <text:p text:style-name="Table_20_Contents">If <draw:frame draw:style-name="fr1" draw:name="graphics42" text:anchor-type="as-char" svg:width="0.128in" svg:height="0.1516in" draw:z-index="41"><draw:image xlink:href="http://upload.wikimedia.org/math/8/3/8/83878c91171338902e0fe0fb97a8c47a.png" xlink:type="simple" xlink:show="embed" xlink:actuate="onLoad"/></draw:frame> then <draw:frame draw:style-name="fr1" draw:name="graphics43" text:anchor-type="as-char" svg:width="0.1047in" svg:height="0.1516in" draw:z-index="42"><draw:image xlink:href="http://upload.wikimedia.org/math/7/6/9/7694f4a66316e53c8cdd9d9954bd611d.png" xlink:type="simple" xlink:show="embed" xlink:actuate="onLoad"/></draw:frame>; and if <draw:frame draw:style-name="fr1" draw:name="graphics44" text:anchor-type="as-char" svg:width="0.1047in" svg:height="0.1047in" draw:z-index="43"><draw:image xlink:href="http://upload.wikimedia.org/math/4/b/4/4b43b0aee35624cd95b910189b3dc231.png" xlink:type="simple" xlink:show="embed" xlink:actuate="onLoad"/></draw:frame> then <draw:frame draw:style-name="fr1" draw:name="graphics45" text:anchor-type="as-char" svg:width="0.0929in" svg:height="0.1047in" draw:z-index="44"><draw:image xlink:href="http://upload.wikimedia.org/math/0/3/c/03c7c0ace395d80182db07ae2c30f034.png" xlink:type="simple" xlink:show="embed" xlink:actuate="onLoad"/></draw:frame>; but <draw:frame draw:style-name="fr1" draw:name="graphics46" text:anchor-type="as-char" svg:width="0.128in" svg:height="0.1516in" draw:z-index="45"><draw:image xlink:href="http://upload.wikimedia.org/math/8/3/8/83878c91171338902e0fe0fb97a8c47a.png" xlink:type="simple" xlink:show="embed" xlink:actuate="onLoad"/></draw:frame> or not <draw:frame draw:style-name="fr1" draw:name="graphics47" text:anchor-type="as-char" svg:width="0.0929in" svg:height="0.1047in" draw:z-index="46"><draw:image xlink:href="http://upload.wikimedia.org/math/0/3/c/03c7c0ace395d80182db07ae2c30f034.png" xlink:type="simple" xlink:show="embed" xlink:actuate="onLoad"/></draw:frame>; therefore <draw:frame draw:style-name="fr1" draw:name="graphics48" text:anchor-type="as-char" svg:width="0.1047in" svg:height="0.1516in" draw:z-index="47"><draw:image xlink:href="http://upload.wikimedia.org/math/7/6/9/7694f4a66316e53c8cdd9d9954bd611d.png" xlink:type="simple" xlink:show="embed" xlink:actuate="onLoad"/></draw:frame> or not <draw:frame draw:style-name="fr1" draw:name="graphics49" text:anchor-type="as-char" svg:width="0.1047in" svg:height="0.1047in" draw:z-index="48"><draw:image xlink:href="http://upload.wikimedia.org/math/4/b/4/4b43b0aee35624cd95b910189b3dc23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Simplification</text:p>
          </table:table-cell>
          <table:table-cell table:style-name="Table1.A2" office:value-type="string">
            <text:p text:style-name="Table_20_Contents"><draw:frame draw:style-name="fr1" draw:name="graphics50" text:anchor-type="as-char" svg:width="1.0346in" svg:height="0.2445in" draw:z-index="49"><draw:image xlink:href="http://upload.wikimedia.org/math/3/3/1/3317390ba0439393c5d1d4e5668ac5c4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51" text:anchor-type="as-char" svg:width="0.128in" svg:height="0.1516in" draw:z-index="50"><draw:image xlink:href="http://upload.wikimedia.org/math/8/3/8/83878c91171338902e0fe0fb97a8c47a.png" xlink:type="simple" xlink:show="embed" xlink:actuate="onLoad"/></draw:frame> and <draw:frame draw:style-name="fr1" draw:name="graphics52" text:anchor-type="as-char" svg:width="0.1047in" svg:height="0.1516in" draw:z-index="51"><draw:image xlink:href="http://upload.wikimedia.org/math/7/6/9/7694f4a66316e53c8cdd9d9954bd611d.png" xlink:type="simple" xlink:show="embed" xlink:actuate="onLoad"/></draw:frame> are true; therefore <draw:frame draw:style-name="fr1" draw:name="graphics53" text:anchor-type="as-char" svg:width="0.128in" svg:height="0.1516in" draw:z-index="52"><draw:image xlink:href="http://upload.wikimedia.org/math/8/3/8/83878c91171338902e0fe0fb97a8c47a.png" xlink:type="simple" xlink:show="embed" xlink:actuate="onLoad"/></draw:frame> is true</text:p>
          </table:table-cell>
        </table:table-row>
        <table:table-row>
          <table:table-cell table:style-name="Table1.A2" office:value-type="string">
            <text:p text:style-name="Table_20_Contents">Conjunction</text:p>
          </table:table-cell>
          <table:table-cell table:style-name="Table1.A2" office:value-type="string">
            <text:p text:style-name="Table_20_Contents"><draw:frame draw:style-name="fr1" draw:name="graphics54" text:anchor-type="as-char" svg:width="1.2445in" svg:height="0.2445in" draw:z-index="53"><draw:image xlink:href="http://upload.wikimedia.org/math/d/d/3/dd3b4e3e724b13400f0341f7a671c3b9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55" text:anchor-type="as-char" svg:width="0.128in" svg:height="0.1516in" draw:z-index="54"><draw:image xlink:href="http://upload.wikimedia.org/math/8/3/8/83878c91171338902e0fe0fb97a8c47a.png" xlink:type="simple" xlink:show="embed" xlink:actuate="onLoad"/></draw:frame> and <draw:frame draw:style-name="fr1" draw:name="graphics56" text:anchor-type="as-char" svg:width="0.1047in" svg:height="0.1516in" draw:z-index="55"><draw:image xlink:href="http://upload.wikimedia.org/math/7/6/9/7694f4a66316e53c8cdd9d9954bd611d.png" xlink:type="simple" xlink:show="embed" xlink:actuate="onLoad"/></draw:frame> are true separately; therefore they are true conjointly</text:p>
          </table:table-cell>
        </table:table-row>
        <table:table-row>
          <table:table-cell table:style-name="Table1.A2" office:value-type="string">
            <text:p text:style-name="Table_20_Contents">Addition</text:p>
          </table:table-cell>
          <table:table-cell table:style-name="Table1.A2" office:value-type="string">
            <text:p text:style-name="Table_20_Contents"><draw:frame draw:style-name="fr1" draw:name="graphics57" text:anchor-type="as-char" svg:width="1.0346in" svg:height="0.2445in" draw:z-index="56"><draw:image xlink:href="http://upload.wikimedia.org/math/c/4/2/c420528427ed5d4a0963acc194729d93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58" text:anchor-type="as-char" svg:width="0.128in" svg:height="0.1516in" draw:z-index="57"><draw:image xlink:href="http://upload.wikimedia.org/math/8/3/8/83878c91171338902e0fe0fb97a8c47a.png" xlink:type="simple" xlink:show="embed" xlink:actuate="onLoad"/></draw:frame> is true; therefore the disjunction (<draw:frame draw:style-name="fr1" draw:name="graphics59" text:anchor-type="as-char" svg:width="0.128in" svg:height="0.1516in" draw:z-index="58"><draw:image xlink:href="http://upload.wikimedia.org/math/8/3/8/83878c91171338902e0fe0fb97a8c47a.png" xlink:type="simple" xlink:show="embed" xlink:actuate="onLoad"/></draw:frame> or <draw:frame draw:style-name="fr1" draw:name="graphics60" text:anchor-type="as-char" svg:width="0.1047in" svg:height="0.1516in" draw:z-index="59"><draw:image xlink:href="http://upload.wikimedia.org/math/7/6/9/7694f4a66316e53c8cdd9d9954bd611d.png" xlink:type="simple" xlink:show="embed" xlink:actuate="onLoad"/></draw:frame>) is true</text:p>
          </table:table-cell>
        </table:table-row>
        <table:table-row>
          <table:table-cell table:style-name="Table1.A2" office:value-type="string">
            <text:p text:style-name="Table_20_Contents">Composition</text:p>
          </table:table-cell>
          <table:table-cell table:style-name="Table1.A2" office:value-type="string">
            <text:p text:style-name="Table_20_Contents"><draw:frame draw:style-name="fr1" draw:name="graphics61" text:anchor-type="as-char" svg:width="3.5in" svg:height="0.2445in" draw:z-index="60"><draw:image xlink:href="http://upload.wikimedia.org/math/0/a/8/0a8f848a3c97c10802645138ca008213.png" xlink:type="simple" xlink:show="embed" xlink:actuate="onLoad"/></draw:frame></text:p>
          </table:table-cell>
          <table:table-cell table:style-name="Table1.C2" office:value-type="string">
            <text:p text:style-name="Table_20_Contents">If <draw:frame draw:style-name="fr1" draw:name="graphics62" text:anchor-type="as-char" svg:width="0.128in" svg:height="0.1516in" draw:z-index="61"><draw:image xlink:href="http://upload.wikimedia.org/math/8/3/8/83878c91171338902e0fe0fb97a8c47a.png" xlink:type="simple" xlink:show="embed" xlink:actuate="onLoad"/></draw:frame> then <draw:frame draw:style-name="fr1" draw:name="graphics63" text:anchor-type="as-char" svg:width="0.1047in" svg:height="0.1516in" draw:z-index="62"><draw:image xlink:href="http://upload.wikimedia.org/math/7/6/9/7694f4a66316e53c8cdd9d9954bd611d.png" xlink:type="simple" xlink:show="embed" xlink:actuate="onLoad"/></draw:frame>; and if <draw:frame draw:style-name="fr1" draw:name="graphics64" text:anchor-type="as-char" svg:width="0.128in" svg:height="0.1516in" draw:z-index="63"><draw:image xlink:href="http://upload.wikimedia.org/math/8/3/8/83878c91171338902e0fe0fb97a8c47a.png" xlink:type="simple" xlink:show="embed" xlink:actuate="onLoad"/></draw:frame> then <draw:frame draw:style-name="fr1" draw:name="graphics65" text:anchor-type="as-char" svg:width="0.1047in" svg:height="0.1047in" draw:z-index="64"><draw:image xlink:href="http://upload.wikimedia.org/math/4/b/4/4b43b0aee35624cd95b910189b3dc231.png" xlink:type="simple" xlink:show="embed" xlink:actuate="onLoad"/></draw:frame>; therefore if <draw:frame draw:style-name="fr1" draw:name="graphics66" text:anchor-type="as-char" svg:width="0.128in" svg:height="0.1516in" draw:z-index="65"><draw:image xlink:href="http://upload.wikimedia.org/math/8/3/8/83878c91171338902e0fe0fb97a8c47a.png" xlink:type="simple" xlink:show="embed" xlink:actuate="onLoad"/></draw:frame> is true then <draw:frame draw:style-name="fr1" draw:name="graphics67" text:anchor-type="as-char" svg:width="0.1047in" svg:height="0.1516in" draw:z-index="66"><draw:image xlink:href="http://upload.wikimedia.org/math/7/6/9/7694f4a66316e53c8cdd9d9954bd611d.png" xlink:type="simple" xlink:show="embed" xlink:actuate="onLoad"/></draw:frame> and <draw:frame draw:style-name="fr1" draw:name="graphics68" text:anchor-type="as-char" svg:width="0.1047in" svg:height="0.1047in" draw:z-index="67"><draw:image xlink:href="http://upload.wikimedia.org/math/4/b/4/4b43b0aee35624cd95b910189b3dc231.png" xlink:type="simple" xlink:show="embed" xlink:actuate="onLoad"/></draw:frame> are true</text:p>
          </table:table-cell>
        </table:table-row>
        <table:table-row>
          <table:table-cell table:style-name="Table1.A2" office:value-type="string">
            <text:p text:style-name="Table_20_Contents">De Morgan's Theorem (1)</text:p>
          </table:table-cell>
          <table:table-cell table:style-name="Table1.A2" office:value-type="string">
            <text:p text:style-name="Table_20_Contents"><draw:frame draw:style-name="fr1" draw:name="graphics69" text:anchor-type="as-char" svg:width="2.0118in" svg:height="0.2445in" draw:z-index="68"><draw:image xlink:href="http://upload.wikimedia.org/math/9/3/9/939bf6ce58d4d6364b64e72b9c617492.png" xlink:type="simple" xlink:show="embed" xlink:actuate="onLoad"/></draw:frame></text:p>
          </table:table-cell>
          <table:table-cell table:style-name="Table1.C2" office:value-type="string">
            <text:p text:style-name="Table_20_Contents">The negation of (<draw:frame draw:style-name="fr1" draw:name="graphics70" text:anchor-type="as-char" svg:width="0.128in" svg:height="0.1516in" draw:z-index="69"><draw:image xlink:href="http://upload.wikimedia.org/math/8/3/8/83878c91171338902e0fe0fb97a8c47a.png" xlink:type="simple" xlink:show="embed" xlink:actuate="onLoad"/></draw:frame> and <draw:frame draw:style-name="fr1" draw:name="graphics71" text:anchor-type="as-char" svg:width="0.1047in" svg:height="0.1516in" draw:z-index="70"><draw:image xlink:href="http://upload.wikimedia.org/math/7/6/9/7694f4a66316e53c8cdd9d9954bd611d.png" xlink:type="simple" xlink:show="embed" xlink:actuate="onLoad"/></draw:frame>) is equiv. to (not <draw:frame draw:style-name="fr1" draw:name="graphics72" text:anchor-type="as-char" svg:width="0.128in" svg:height="0.1516in" draw:z-index="71"><draw:image xlink:href="http://upload.wikimedia.org/math/8/3/8/83878c91171338902e0fe0fb97a8c47a.png" xlink:type="simple" xlink:show="embed" xlink:actuate="onLoad"/></draw:frame> or not <draw:frame draw:style-name="fr1" draw:name="graphics73" text:anchor-type="as-char" svg:width="0.1047in" svg:height="0.1516in" draw:z-index="72"><draw:image xlink:href="http://upload.wikimedia.org/math/7/6/9/7694f4a66316e53c8cdd9d9954bd611d.png" xlink:type="simple" xlink:show="embed" xlink:actuate="onLoad"/></draw:frame>)</text:p>
          </table:table-cell>
        </table:table-row>
        <text:soft-page-break/>
        <table:table-row>
          <table:table-cell table:style-name="Table1.A2" office:value-type="string">
            <text:p text:style-name="Table_20_Contents">De Morgan's Theorem (2)</text:p>
          </table:table-cell>
          <table:table-cell table:style-name="Table1.A2" office:value-type="string">
            <text:p text:style-name="Table_20_Contents"><draw:frame draw:style-name="fr1" draw:name="graphics74" text:anchor-type="as-char" svg:width="2.0118in" svg:height="0.2445in" draw:z-index="73"><draw:image xlink:href="http://upload.wikimedia.org/math/4/8/d/48dfee2e0c4d788cb9352fc7589f549b.png" xlink:type="simple" xlink:show="embed" xlink:actuate="onLoad"/></draw:frame></text:p>
          </table:table-cell>
          <table:table-cell table:style-name="Table1.C2" office:value-type="string">
            <text:p text:style-name="Table_20_Contents">The negation of (<draw:frame draw:style-name="fr1" draw:name="graphics75" text:anchor-type="as-char" svg:width="0.128in" svg:height="0.1516in" draw:z-index="74"><draw:image xlink:href="http://upload.wikimedia.org/math/8/3/8/83878c91171338902e0fe0fb97a8c47a.png" xlink:type="simple" xlink:show="embed" xlink:actuate="onLoad"/></draw:frame> or <draw:frame draw:style-name="fr1" draw:name="graphics76" text:anchor-type="as-char" svg:width="0.1047in" svg:height="0.1516in" draw:z-index="75"><draw:image xlink:href="http://upload.wikimedia.org/math/7/6/9/7694f4a66316e53c8cdd9d9954bd611d.png" xlink:type="simple" xlink:show="embed" xlink:actuate="onLoad"/></draw:frame>) is equiv. to (not <draw:frame draw:style-name="fr1" draw:name="graphics77" text:anchor-type="as-char" svg:width="0.128in" svg:height="0.1516in" draw:z-index="76"><draw:image xlink:href="http://upload.wikimedia.org/math/8/3/8/83878c91171338902e0fe0fb97a8c47a.png" xlink:type="simple" xlink:show="embed" xlink:actuate="onLoad"/></draw:frame> and not <draw:frame draw:style-name="fr1" draw:name="graphics78" text:anchor-type="as-char" svg:width="0.1047in" svg:height="0.1516in" draw:z-index="77"><draw:image xlink:href="http://upload.wikimedia.org/math/7/6/9/7694f4a66316e53c8cdd9d9954bd611d.png" xlink:type="simple" xlink:show="embed" xlink:actuate="onLoad"/></draw:frame>)</text:p>
          </table:table-cell>
        </table:table-row>
        <table:table-row>
          <table:table-cell table:style-name="Table1.A2" office:value-type="string">
            <text:p text:style-name="Table_20_Contents">Commutation (1)</text:p>
          </table:table-cell>
          <table:table-cell table:style-name="Table1.A2" office:value-type="string">
            <text:p text:style-name="Table_20_Contents"><draw:frame draw:style-name="fr1" draw:name="graphics79" text:anchor-type="as-char" svg:width="1.5583in" svg:height="0.2445in" draw:z-index="78"><draw:image xlink:href="http://upload.wikimedia.org/math/d/2/4/d24fb15f748cc76828a6706a0d792f4f.png" xlink:type="simple" xlink:show="embed" xlink:actuate="onLoad"/></draw:frame></text:p>
          </table:table-cell>
          <table:table-cell table:style-name="Table1.C2" office:value-type="string">
            <text:p text:style-name="Table_20_Contents">(<draw:frame draw:style-name="fr1" draw:name="graphics80" text:anchor-type="as-char" svg:width="0.128in" svg:height="0.1516in" draw:z-index="79"><draw:image xlink:href="http://upload.wikimedia.org/math/8/3/8/83878c91171338902e0fe0fb97a8c47a.png" xlink:type="simple" xlink:show="embed" xlink:actuate="onLoad"/></draw:frame> or <draw:frame draw:style-name="fr1" draw:name="graphics81" text:anchor-type="as-char" svg:width="0.1047in" svg:height="0.1516in" draw:z-index="80"><draw:image xlink:href="http://upload.wikimedia.org/math/7/6/9/7694f4a66316e53c8cdd9d9954bd611d.png" xlink:type="simple" xlink:show="embed" xlink:actuate="onLoad"/></draw:frame>) is equiv. to (<draw:frame draw:style-name="fr1" draw:name="graphics82" text:anchor-type="as-char" svg:width="0.1047in" svg:height="0.1516in" draw:z-index="81"><draw:image xlink:href="http://upload.wikimedia.org/math/7/6/9/7694f4a66316e53c8cdd9d9954bd611d.png" xlink:type="simple" xlink:show="embed" xlink:actuate="onLoad"/></draw:frame> or <draw:frame draw:style-name="fr1" draw:name="graphics83" text:anchor-type="as-char" svg:width="0.128in" svg:height="0.1516in" draw:z-index="82"><draw:image xlink:href="http://upload.wikimedia.org/math/8/3/8/83878c91171338902e0fe0fb97a8c47a.png" xlink:type="simple" xlink:show="embed" xlink:actuate="onLoad"/></draw:frame>)</text:p>
          </table:table-cell>
        </table:table-row>
        <table:table-row>
          <table:table-cell table:style-name="Table1.A2" office:value-type="string">
            <text:p text:style-name="Table_20_Contents">Commutation (2)</text:p>
          </table:table-cell>
          <table:table-cell table:style-name="Table1.A2" office:value-type="string">
            <text:p text:style-name="Table_20_Contents"><draw:frame draw:style-name="fr1" draw:name="graphics84" text:anchor-type="as-char" svg:width="1.5583in" svg:height="0.2445in" draw:z-index="83"><draw:image xlink:href="http://upload.wikimedia.org/math/b/5/3/b5327d0c1d2162c02a58be0d539fa8af.png" xlink:type="simple" xlink:show="embed" xlink:actuate="onLoad"/></draw:frame></text:p>
          </table:table-cell>
          <table:table-cell table:style-name="Table1.C2" office:value-type="string">
            <text:p text:style-name="Table_20_Contents">(<draw:frame draw:style-name="fr1" draw:name="graphics85" text:anchor-type="as-char" svg:width="0.128in" svg:height="0.1516in" draw:z-index="84"><draw:image xlink:href="http://upload.wikimedia.org/math/8/3/8/83878c91171338902e0fe0fb97a8c47a.png" xlink:type="simple" xlink:show="embed" xlink:actuate="onLoad"/></draw:frame> and <draw:frame draw:style-name="fr1" draw:name="graphics86" text:anchor-type="as-char" svg:width="0.1047in" svg:height="0.1516in" draw:z-index="85"><draw:image xlink:href="http://upload.wikimedia.org/math/7/6/9/7694f4a66316e53c8cdd9d9954bd611d.png" xlink:type="simple" xlink:show="embed" xlink:actuate="onLoad"/></draw:frame>) is equiv. to (<draw:frame draw:style-name="fr1" draw:name="graphics87" text:anchor-type="as-char" svg:width="0.1047in" svg:height="0.1516in" draw:z-index="86"><draw:image xlink:href="http://upload.wikimedia.org/math/7/6/9/7694f4a66316e53c8cdd9d9954bd611d.png" xlink:type="simple" xlink:show="embed" xlink:actuate="onLoad"/></draw:frame> and <draw:frame draw:style-name="fr1" draw:name="graphics88" text:anchor-type="as-char" svg:width="0.128in" svg:height="0.1516in" draw:z-index="87"><draw:image xlink:href="http://upload.wikimedia.org/math/8/3/8/83878c91171338902e0fe0fb97a8c47a.png" xlink:type="simple" xlink:show="embed" xlink:actuate="onLoad"/></draw:frame>)</text:p>
          </table:table-cell>
        </table:table-row>
        <table:table-row>
          <table:table-cell table:style-name="Table1.A2" office:value-type="string">
            <text:p text:style-name="Table_20_Contents">Commutation (3)</text:p>
          </table:table-cell>
          <table:table-cell table:style-name="Table1.A2" office:value-type="string">
            <text:p text:style-name="Table_20_Contents"><draw:frame draw:style-name="fr1" draw:name="graphics89" text:anchor-type="as-char" svg:width="1.7555in" svg:height="0.2445in" draw:z-index="88"><draw:image xlink:href="http://upload.wikimedia.org/math/d/1/3/d1328e888ccda2f342a52c717c82fbd6.png" xlink:type="simple" xlink:show="embed" xlink:actuate="onLoad"/></draw:frame></text:p>
          </table:table-cell>
          <table:table-cell table:style-name="Table1.C2" office:value-type="string">
            <text:p text:style-name="Table_20_Contents">(<draw:frame draw:style-name="fr1" draw:name="graphics90" text:anchor-type="as-char" svg:width="0.128in" svg:height="0.1516in" draw:z-index="89"><draw:image xlink:href="http://upload.wikimedia.org/math/8/3/8/83878c91171338902e0fe0fb97a8c47a.png" xlink:type="simple" xlink:show="embed" xlink:actuate="onLoad"/></draw:frame> is equiv. to <draw:frame draw:style-name="fr1" draw:name="graphics91" text:anchor-type="as-char" svg:width="0.1047in" svg:height="0.1516in" draw:z-index="90"><draw:image xlink:href="http://upload.wikimedia.org/math/7/6/9/7694f4a66316e53c8cdd9d9954bd611d.png" xlink:type="simple" xlink:show="embed" xlink:actuate="onLoad"/></draw:frame>) is equiv. to (<draw:frame draw:style-name="fr1" draw:name="graphics92" text:anchor-type="as-char" svg:width="0.1047in" svg:height="0.1516in" draw:z-index="91"><draw:image xlink:href="http://upload.wikimedia.org/math/7/6/9/7694f4a66316e53c8cdd9d9954bd611d.png" xlink:type="simple" xlink:show="embed" xlink:actuate="onLoad"/></draw:frame> is equiv. to <draw:frame draw:style-name="fr1" draw:name="graphics93" text:anchor-type="as-char" svg:width="0.128in" svg:height="0.1516in" draw:z-index="92"><draw:image xlink:href="http://upload.wikimedia.org/math/8/3/8/83878c91171338902e0fe0fb97a8c47a.png" xlink:type="simple" xlink:show="embed" xlink:actuate="onLoad"/></draw:frame>)</text:p>
          </table:table-cell>
        </table:table-row>
        <table:table-row>
          <table:table-cell table:style-name="Table1.A2" office:value-type="string">
            <text:p text:style-name="Table_20_Contents">Association (1)</text:p>
          </table:table-cell>
          <table:table-cell table:style-name="Table1.A2" office:value-type="string">
            <text:p text:style-name="Table_20_Contents"><draw:frame draw:style-name="fr1" draw:name="graphics94" text:anchor-type="as-char" svg:width="2.6398in" svg:height="0.2445in" draw:z-index="93"><draw:image xlink:href="http://upload.wikimedia.org/math/2/a/3/2a380efe14cb251db03251786e7e78b4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95" text:anchor-type="as-char" svg:width="0.128in" svg:height="0.1516in" draw:z-index="94"><draw:image xlink:href="http://upload.wikimedia.org/math/8/3/8/83878c91171338902e0fe0fb97a8c47a.png" xlink:type="simple" xlink:show="embed" xlink:actuate="onLoad"/></draw:frame> or (<draw:frame draw:style-name="fr1" draw:name="graphics96" text:anchor-type="as-char" svg:width="0.1047in" svg:height="0.1516in" draw:z-index="95"><draw:image xlink:href="http://upload.wikimedia.org/math/7/6/9/7694f4a66316e53c8cdd9d9954bd611d.png" xlink:type="simple" xlink:show="embed" xlink:actuate="onLoad"/></draw:frame> or <draw:frame draw:style-name="fr1" draw:name="graphics97" text:anchor-type="as-char" svg:width="0.1047in" svg:height="0.1047in" draw:z-index="96"><draw:image xlink:href="http://upload.wikimedia.org/math/4/b/4/4b43b0aee35624cd95b910189b3dc231.png" xlink:type="simple" xlink:show="embed" xlink:actuate="onLoad"/></draw:frame>) is equiv. to (<draw:frame draw:style-name="fr1" draw:name="graphics98" text:anchor-type="as-char" svg:width="0.128in" svg:height="0.1516in" draw:z-index="97"><draw:image xlink:href="http://upload.wikimedia.org/math/8/3/8/83878c91171338902e0fe0fb97a8c47a.png" xlink:type="simple" xlink:show="embed" xlink:actuate="onLoad"/></draw:frame> or <draw:frame draw:style-name="fr1" draw:name="graphics99" text:anchor-type="as-char" svg:width="0.1047in" svg:height="0.1516in" draw:z-index="98"><draw:image xlink:href="http://upload.wikimedia.org/math/7/6/9/7694f4a66316e53c8cdd9d9954bd611d.png" xlink:type="simple" xlink:show="embed" xlink:actuate="onLoad"/></draw:frame>) or <draw:frame draw:style-name="fr1" draw:name="graphics100" text:anchor-type="as-char" svg:width="0.1047in" svg:height="0.1047in" draw:z-index="99"><draw:image xlink:href="http://upload.wikimedia.org/math/4/b/4/4b43b0aee35624cd95b910189b3dc23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Association (2)</text:p>
          </table:table-cell>
          <table:table-cell table:style-name="Table1.A2" office:value-type="string">
            <text:p text:style-name="Table_20_Contents"><draw:frame draw:style-name="fr1" draw:name="graphics101" text:anchor-type="as-char" svg:width="2.6398in" svg:height="0.2445in" draw:z-index="100"><draw:image xlink:href="http://upload.wikimedia.org/math/0/c/a/0ca8451146df38a8245458e366cefa59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102" text:anchor-type="as-char" svg:width="0.128in" svg:height="0.1516in" draw:z-index="101"><draw:image xlink:href="http://upload.wikimedia.org/math/8/3/8/83878c91171338902e0fe0fb97a8c47a.png" xlink:type="simple" xlink:show="embed" xlink:actuate="onLoad"/></draw:frame> and (<draw:frame draw:style-name="fr1" draw:name="graphics103" text:anchor-type="as-char" svg:width="0.1047in" svg:height="0.1516in" draw:z-index="102"><draw:image xlink:href="http://upload.wikimedia.org/math/7/6/9/7694f4a66316e53c8cdd9d9954bd611d.png" xlink:type="simple" xlink:show="embed" xlink:actuate="onLoad"/></draw:frame> and <draw:frame draw:style-name="fr1" draw:name="graphics104" text:anchor-type="as-char" svg:width="0.1047in" svg:height="0.1047in" draw:z-index="103"><draw:image xlink:href="http://upload.wikimedia.org/math/4/b/4/4b43b0aee35624cd95b910189b3dc231.png" xlink:type="simple" xlink:show="embed" xlink:actuate="onLoad"/></draw:frame>) is equiv. to (<draw:frame draw:style-name="fr1" draw:name="graphics105" text:anchor-type="as-char" svg:width="0.128in" svg:height="0.1516in" draw:z-index="104"><draw:image xlink:href="http://upload.wikimedia.org/math/8/3/8/83878c91171338902e0fe0fb97a8c47a.png" xlink:type="simple" xlink:show="embed" xlink:actuate="onLoad"/></draw:frame> and <draw:frame draw:style-name="fr1" draw:name="graphics106" text:anchor-type="as-char" svg:width="0.1047in" svg:height="0.1516in" draw:z-index="105"><draw:image xlink:href="http://upload.wikimedia.org/math/7/6/9/7694f4a66316e53c8cdd9d9954bd611d.png" xlink:type="simple" xlink:show="embed" xlink:actuate="onLoad"/></draw:frame>) and <draw:frame draw:style-name="fr1" draw:name="graphics107" text:anchor-type="as-char" svg:width="0.1047in" svg:height="0.1047in" draw:z-index="106"><draw:image xlink:href="http://upload.wikimedia.org/math/4/b/4/4b43b0aee35624cd95b910189b3dc23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Distribution (1)</text:p>
          </table:table-cell>
          <table:table-cell table:style-name="Table1.A2" office:value-type="string">
            <text:p text:style-name="Table_20_Contents"><draw:frame draw:style-name="fr1" draw:name="graphics108" text:anchor-type="as-char" svg:width="3.198in" svg:height="0.2445in" draw:z-index="107"><draw:image xlink:href="http://upload.wikimedia.org/math/5/f/0/5f09f58729469c81dae89bce99324cc9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109" text:anchor-type="as-char" svg:width="0.128in" svg:height="0.1516in" draw:z-index="108"><draw:image xlink:href="http://upload.wikimedia.org/math/8/3/8/83878c91171338902e0fe0fb97a8c47a.png" xlink:type="simple" xlink:show="embed" xlink:actuate="onLoad"/></draw:frame> and (<draw:frame draw:style-name="fr1" draw:name="graphics110" text:anchor-type="as-char" svg:width="0.1047in" svg:height="0.1516in" draw:z-index="109"><draw:image xlink:href="http://upload.wikimedia.org/math/7/6/9/7694f4a66316e53c8cdd9d9954bd611d.png" xlink:type="simple" xlink:show="embed" xlink:actuate="onLoad"/></draw:frame> or <draw:frame draw:style-name="fr1" draw:name="graphics111" text:anchor-type="as-char" svg:width="0.1047in" svg:height="0.1047in" draw:z-index="110"><draw:image xlink:href="http://upload.wikimedia.org/math/4/b/4/4b43b0aee35624cd95b910189b3dc231.png" xlink:type="simple" xlink:show="embed" xlink:actuate="onLoad"/></draw:frame>) is equiv. to (<draw:frame draw:style-name="fr1" draw:name="graphics112" text:anchor-type="as-char" svg:width="0.128in" svg:height="0.1516in" draw:z-index="111"><draw:image xlink:href="http://upload.wikimedia.org/math/8/3/8/83878c91171338902e0fe0fb97a8c47a.png" xlink:type="simple" xlink:show="embed" xlink:actuate="onLoad"/></draw:frame> and <draw:frame draw:style-name="fr1" draw:name="graphics113" text:anchor-type="as-char" svg:width="0.1047in" svg:height="0.1516in" draw:z-index="112"><draw:image xlink:href="http://upload.wikimedia.org/math/7/6/9/7694f4a66316e53c8cdd9d9954bd611d.png" xlink:type="simple" xlink:show="embed" xlink:actuate="onLoad"/></draw:frame>) or (<draw:frame draw:style-name="fr1" draw:name="graphics114" text:anchor-type="as-char" svg:width="0.128in" svg:height="0.1516in" draw:z-index="113"><draw:image xlink:href="http://upload.wikimedia.org/math/8/3/8/83878c91171338902e0fe0fb97a8c47a.png" xlink:type="simple" xlink:show="embed" xlink:actuate="onLoad"/></draw:frame> and <draw:frame draw:style-name="fr1" draw:name="graphics115" text:anchor-type="as-char" svg:width="0.1047in" svg:height="0.1047in" draw:z-index="114"><draw:image xlink:href="http://upload.wikimedia.org/math/4/b/4/4b43b0aee35624cd95b910189b3dc231.png" xlink:type="simple" xlink:show="embed" xlink:actuate="onLoad"/></draw:frame>)</text:p>
          </table:table-cell>
        </table:table-row>
        <table:table-row>
          <table:table-cell table:style-name="Table1.A2" office:value-type="string">
            <text:p text:style-name="Table_20_Contents">Distribution (2)</text:p>
          </table:table-cell>
          <table:table-cell table:style-name="Table1.A2" office:value-type="string">
            <text:p text:style-name="Table_20_Contents"><draw:frame draw:style-name="fr1" draw:name="graphics116" text:anchor-type="as-char" svg:width="3.198in" svg:height="0.2445in" draw:z-index="115"><draw:image xlink:href="http://upload.wikimedia.org/math/2/e/e/2eec9ec6cf36daaeceb261137d0ae4c6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117" text:anchor-type="as-char" svg:width="0.128in" svg:height="0.1516in" draw:z-index="116"><draw:image xlink:href="http://upload.wikimedia.org/math/8/3/8/83878c91171338902e0fe0fb97a8c47a.png" xlink:type="simple" xlink:show="embed" xlink:actuate="onLoad"/></draw:frame> or (<draw:frame draw:style-name="fr1" draw:name="graphics118" text:anchor-type="as-char" svg:width="0.1047in" svg:height="0.1516in" draw:z-index="117"><draw:image xlink:href="http://upload.wikimedia.org/math/7/6/9/7694f4a66316e53c8cdd9d9954bd611d.png" xlink:type="simple" xlink:show="embed" xlink:actuate="onLoad"/></draw:frame> and <draw:frame draw:style-name="fr1" draw:name="graphics119" text:anchor-type="as-char" svg:width="0.1047in" svg:height="0.1047in" draw:z-index="118"><draw:image xlink:href="http://upload.wikimedia.org/math/4/b/4/4b43b0aee35624cd95b910189b3dc231.png" xlink:type="simple" xlink:show="embed" xlink:actuate="onLoad"/></draw:frame>) is equiv. to (<draw:frame draw:style-name="fr1" draw:name="graphics120" text:anchor-type="as-char" svg:width="0.128in" svg:height="0.1516in" draw:z-index="119"><draw:image xlink:href="http://upload.wikimedia.org/math/8/3/8/83878c91171338902e0fe0fb97a8c47a.png" xlink:type="simple" xlink:show="embed" xlink:actuate="onLoad"/></draw:frame> or <draw:frame draw:style-name="fr1" draw:name="graphics121" text:anchor-type="as-char" svg:width="0.1047in" svg:height="0.1516in" draw:z-index="120"><draw:image xlink:href="http://upload.wikimedia.org/math/7/6/9/7694f4a66316e53c8cdd9d9954bd611d.png" xlink:type="simple" xlink:show="embed" xlink:actuate="onLoad"/></draw:frame>) and (<draw:frame draw:style-name="fr1" draw:name="graphics122" text:anchor-type="as-char" svg:width="0.128in" svg:height="0.1516in" draw:z-index="121"><draw:image xlink:href="http://upload.wikimedia.org/math/8/3/8/83878c91171338902e0fe0fb97a8c47a.png" xlink:type="simple" xlink:show="embed" xlink:actuate="onLoad"/></draw:frame> or <draw:frame draw:style-name="fr1" draw:name="graphics123" text:anchor-type="as-char" svg:width="0.1047in" svg:height="0.1047in" draw:z-index="122"><draw:image xlink:href="http://upload.wikimedia.org/math/4/b/4/4b43b0aee35624cd95b910189b3dc231.png" xlink:type="simple" xlink:show="embed" xlink:actuate="onLoad"/></draw:frame>)</text:p>
          </table:table-cell>
        </table:table-row>
        <table:table-row>
          <table:table-cell table:style-name="Table1.A2" office:value-type="string">
            <text:p text:style-name="Table_20_Contents">Double Negation</text:p>
          </table:table-cell>
          <table:table-cell table:style-name="Table1.A2" office:value-type="string">
            <text:p text:style-name="Table_20_Contents"><draw:frame draw:style-name="fr1" draw:name="graphics124" text:anchor-type="as-char" svg:width="0.8138in" svg:height="0.2091in" draw:z-index="123"><draw:image xlink:href="http://upload.wikimedia.org/math/3/0/3/30379c8469d2c031adc5c3d197497f4a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125" text:anchor-type="as-char" svg:width="0.128in" svg:height="0.1516in" draw:z-index="124"><draw:image xlink:href="http://upload.wikimedia.org/math/8/3/8/83878c91171338902e0fe0fb97a8c47a.png" xlink:type="simple" xlink:show="embed" xlink:actuate="onLoad"/></draw:frame> is equivalent to the negation of not <draw:frame draw:style-name="fr1" draw:name="graphics126" text:anchor-type="as-char" svg:width="0.128in" svg:height="0.1516in" draw:z-index="125"><draw:image xlink:href="http://upload.wikimedia.org/math/8/3/8/83878c91171338902e0fe0fb97a8c47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Transposition</text:p>
          </table:table-cell>
          <table:table-cell table:style-name="Table1.A2" office:value-type="string">
            <text:p text:style-name="Table_20_Contents"><draw:frame draw:style-name="fr1" draw:name="graphics127" text:anchor-type="as-char" svg:width="2.0693in" svg:height="0.2445in" draw:z-index="126"><draw:image xlink:href="http://upload.wikimedia.org/math/b/9/b/b9bf82bbcd04f6e07a8b809c80557098.png" xlink:type="simple" xlink:show="embed" xlink:actuate="onLoad"/></draw:frame></text:p>
          </table:table-cell>
          <table:table-cell table:style-name="Table1.C2" office:value-type="string">
            <text:p text:style-name="Table_20_Contents">If <draw:frame draw:style-name="fr1" draw:name="graphics128" text:anchor-type="as-char" svg:width="0.128in" svg:height="0.1516in" draw:z-index="127"><draw:image xlink:href="http://upload.wikimedia.org/math/8/3/8/83878c91171338902e0fe0fb97a8c47a.png" xlink:type="simple" xlink:show="embed" xlink:actuate="onLoad"/></draw:frame> then <draw:frame draw:style-name="fr1" draw:name="graphics129" text:anchor-type="as-char" svg:width="0.1047in" svg:height="0.1516in" draw:z-index="128"><draw:image xlink:href="http://upload.wikimedia.org/math/7/6/9/7694f4a66316e53c8cdd9d9954bd611d.png" xlink:type="simple" xlink:show="embed" xlink:actuate="onLoad"/></draw:frame> is equiv. to if not <draw:frame draw:style-name="fr1" draw:name="graphics130" text:anchor-type="as-char" svg:width="0.1047in" svg:height="0.1516in" draw:z-index="129"><draw:image xlink:href="http://upload.wikimedia.org/math/7/6/9/7694f4a66316e53c8cdd9d9954bd611d.png" xlink:type="simple" xlink:show="embed" xlink:actuate="onLoad"/></draw:frame> then not <draw:frame draw:style-name="fr1" draw:name="graphics131" text:anchor-type="as-char" svg:width="0.128in" svg:height="0.1516in" draw:z-index="130"><draw:image xlink:href="http://upload.wikimedia.org/math/8/3/8/83878c91171338902e0fe0fb97a8c47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Material Implication</text:p>
          </table:table-cell>
          <table:table-cell table:style-name="Table1.A2" office:value-type="string">
            <text:p text:style-name="Table_20_Contents"><draw:frame draw:style-name="fr1" draw:name="graphics132" text:anchor-type="as-char" svg:width="1.8138in" svg:height="0.2445in" draw:z-index="131"><draw:image xlink:href="http://upload.wikimedia.org/math/f/1/e/f1ea4382acb0e7742bc611c2503a1ca5.png" xlink:type="simple" xlink:show="embed" xlink:actuate="onLoad"/></draw:frame></text:p>
          </table:table-cell>
          <table:table-cell table:style-name="Table1.C2" office:value-type="string">
            <text:p text:style-name="Table_20_Contents">If <draw:frame draw:style-name="fr1" draw:name="graphics133" text:anchor-type="as-char" svg:width="0.128in" svg:height="0.1516in" draw:z-index="132"><draw:image xlink:href="http://upload.wikimedia.org/math/8/3/8/83878c91171338902e0fe0fb97a8c47a.png" xlink:type="simple" xlink:show="embed" xlink:actuate="onLoad"/></draw:frame> then <draw:frame draw:style-name="fr1" draw:name="graphics134" text:anchor-type="as-char" svg:width="0.1047in" svg:height="0.1516in" draw:z-index="133"><draw:image xlink:href="http://upload.wikimedia.org/math/7/6/9/7694f4a66316e53c8cdd9d9954bd611d.png" xlink:type="simple" xlink:show="embed" xlink:actuate="onLoad"/></draw:frame> is equiv. to not <draw:frame draw:style-name="fr1" draw:name="graphics135" text:anchor-type="as-char" svg:width="0.128in" svg:height="0.1516in" draw:z-index="134"><draw:image xlink:href="http://upload.wikimedia.org/math/8/3/8/83878c91171338902e0fe0fb97a8c47a.png" xlink:type="simple" xlink:show="embed" xlink:actuate="onLoad"/></draw:frame> or <draw:frame draw:style-name="fr1" draw:name="graphics136" text:anchor-type="as-char" svg:width="0.1047in" svg:height="0.1516in" draw:z-index="135"><draw:image xlink:href="http://upload.wikimedia.org/math/7/6/9/7694f4a66316e53c8cdd9d9954bd611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Material Equivalence (1)</text:p>
          </table:table-cell>
          <table:table-cell table:style-name="Table1.A2" office:value-type="string">
            <text:p text:style-name="Table_20_Contents"><draw:frame draw:style-name="fr1" draw:name="graphics137" text:anchor-type="as-char" svg:width="2.9654in" svg:height="0.2445in" draw:z-index="136"><draw:image xlink:href="http://upload.wikimedia.org/math/d/3/a/d3ac36e956ebd98c374a9e507e98e8b8.png" xlink:type="simple" xlink:show="embed" xlink:actuate="onLoad"/></draw:frame></text:p>
          </table:table-cell>
          <table:table-cell table:style-name="Table1.C2" office:value-type="string">
            <text:p text:style-name="Table_20_Contents">(<draw:frame draw:style-name="fr1" draw:name="graphics138" text:anchor-type="as-char" svg:width="0.128in" svg:height="0.1516in" draw:z-index="137"><draw:image xlink:href="http://upload.wikimedia.org/math/8/3/8/83878c91171338902e0fe0fb97a8c47a.png" xlink:type="simple" xlink:show="embed" xlink:actuate="onLoad"/></draw:frame> iff <draw:frame draw:style-name="fr1" draw:name="graphics139" text:anchor-type="as-char" svg:width="0.1047in" svg:height="0.1516in" draw:z-index="138"><draw:image xlink:href="http://upload.wikimedia.org/math/7/6/9/7694f4a66316e53c8cdd9d9954bd611d.png" xlink:type="simple" xlink:show="embed" xlink:actuate="onLoad"/></draw:frame>) is equiv. to (if <draw:frame draw:style-name="fr1" draw:name="graphics140" text:anchor-type="as-char" svg:width="0.128in" svg:height="0.1516in" draw:z-index="139"><draw:image xlink:href="http://upload.wikimedia.org/math/8/3/8/83878c91171338902e0fe0fb97a8c47a.png" xlink:type="simple" xlink:show="embed" xlink:actuate="onLoad"/></draw:frame> is true then <draw:frame draw:style-name="fr1" draw:name="graphics141" text:anchor-type="as-char" svg:width="0.1047in" svg:height="0.1516in" draw:z-index="140"><draw:image xlink:href="http://upload.wikimedia.org/math/7/6/9/7694f4a66316e53c8cdd9d9954bd611d.png" xlink:type="simple" xlink:show="embed" xlink:actuate="onLoad"/></draw:frame> is true) and (if <draw:frame draw:style-name="fr1" draw:name="graphics142" text:anchor-type="as-char" svg:width="0.1047in" svg:height="0.1516in" draw:z-index="141"><draw:image xlink:href="http://upload.wikimedia.org/math/7/6/9/7694f4a66316e53c8cdd9d9954bd611d.png" xlink:type="simple" xlink:show="embed" xlink:actuate="onLoad"/></draw:frame> is true then <draw:frame draw:style-name="fr1" draw:name="graphics143" text:anchor-type="as-char" svg:width="0.128in" svg:height="0.1516in" draw:z-index="142"><draw:image xlink:href="http://upload.wikimedia.org/math/8/3/8/83878c91171338902e0fe0fb97a8c47a.png" xlink:type="simple" xlink:show="embed" xlink:actuate="onLoad"/></draw:frame> is true)</text:p>
          </table:table-cell>
        </table:table-row>
        <table:table-row>
          <table:table-cell table:style-name="Table1.A2" office:value-type="string">
            <text:p text:style-name="Table_20_Contents">Material Equivalence (2)</text:p>
          </table:table-cell>
          <table:table-cell table:style-name="Table1.A2" office:value-type="string">
            <text:p text:style-name="Table_20_Contents"><draw:frame draw:style-name="fr1" draw:name="graphics144" text:anchor-type="as-char" svg:width="3.0583in" svg:height="0.2445in" draw:z-index="143"><draw:image xlink:href="http://upload.wikimedia.org/math/a/7/f/a7f01f48d6efc1355990c860b2a45ec1.png" xlink:type="simple" xlink:show="embed" xlink:actuate="onLoad"/></draw:frame></text:p>
          </table:table-cell>
          <table:table-cell table:style-name="Table1.C2" office:value-type="string">
            <text:p text:style-name="Table_20_Contents">(<draw:frame draw:style-name="fr1" draw:name="graphics145" text:anchor-type="as-char" svg:width="0.128in" svg:height="0.1516in" draw:z-index="144"><draw:image xlink:href="http://upload.wikimedia.org/math/8/3/8/83878c91171338902e0fe0fb97a8c47a.png" xlink:type="simple" xlink:show="embed" xlink:actuate="onLoad"/></draw:frame> iff <draw:frame draw:style-name="fr1" draw:name="graphics146" text:anchor-type="as-char" svg:width="0.1047in" svg:height="0.1516in" draw:z-index="145"><draw:image xlink:href="http://upload.wikimedia.org/math/7/6/9/7694f4a66316e53c8cdd9d9954bd611d.png" xlink:type="simple" xlink:show="embed" xlink:actuate="onLoad"/></draw:frame>) is equiv. to either (<draw:frame draw:style-name="fr1" draw:name="graphics147" text:anchor-type="as-char" svg:width="0.128in" svg:height="0.1516in" draw:z-index="146"><draw:image xlink:href="http://upload.wikimedia.org/math/8/3/8/83878c91171338902e0fe0fb97a8c47a.png" xlink:type="simple" xlink:show="embed" xlink:actuate="onLoad"/></draw:frame> and <draw:frame draw:style-name="fr1" draw:name="graphics148" text:anchor-type="as-char" svg:width="0.1047in" svg:height="0.1516in" draw:z-index="147"><draw:image xlink:href="http://upload.wikimedia.org/math/7/6/9/7694f4a66316e53c8cdd9d9954bd611d.png" xlink:type="simple" xlink:show="embed" xlink:actuate="onLoad"/></draw:frame> are true) or (both <draw:frame draw:style-name="fr1" draw:name="graphics149" text:anchor-type="as-char" svg:width="0.128in" svg:height="0.1516in" draw:z-index="148"><draw:image xlink:href="http://upload.wikimedia.org/math/8/3/8/83878c91171338902e0fe0fb97a8c47a.png" xlink:type="simple" xlink:show="embed" xlink:actuate="onLoad"/></draw:frame> and <draw:frame draw:style-name="fr1" draw:name="graphics150" text:anchor-type="as-char" svg:width="0.1047in" svg:height="0.1516in" draw:z-index="149"><draw:image xlink:href="http://upload.wikimedia.org/math/7/6/9/7694f4a66316e53c8cdd9d9954bd611d.png" xlink:type="simple" xlink:show="embed" xlink:actuate="onLoad"/></draw:frame> are false)</text:p>
          </table:table-cell>
        </table:table-row>
        <text:soft-page-break/>
        <table:table-row>
          <table:table-cell table:style-name="Table1.A2" office:value-type="string">
            <text:p text:style-name="Table_20_Contents">Material Equivalence (3)</text:p>
          </table:table-cell>
          <table:table-cell table:style-name="Table1.A2" office:value-type="string">
            <text:p text:style-name="Table_20_Contents"><draw:frame draw:style-name="fr1" draw:name="graphics151" text:anchor-type="as-char" svg:width="3.0583in" svg:height="0.2445in" draw:z-index="150"><draw:image xlink:href="http://upload.wikimedia.org/math/1/d/e/1de15ae47d7b42f01149bc7a6b1a9658.png" xlink:type="simple" xlink:show="embed" xlink:actuate="onLoad"/></draw:frame></text:p>
          </table:table-cell>
          <table:table-cell table:style-name="Table1.C2" office:value-type="string">
            <text:p text:style-name="Table_20_Contents">(<draw:frame draw:style-name="fr1" draw:name="graphics152" text:anchor-type="as-char" svg:width="0.128in" svg:height="0.1516in" draw:z-index="151"><draw:image xlink:href="http://upload.wikimedia.org/math/8/3/8/83878c91171338902e0fe0fb97a8c47a.png" xlink:type="simple" xlink:show="embed" xlink:actuate="onLoad"/></draw:frame> iff <draw:frame draw:style-name="fr1" draw:name="graphics153" text:anchor-type="as-char" svg:width="0.1047in" svg:height="0.1516in" draw:z-index="152"><draw:image xlink:href="http://upload.wikimedia.org/math/7/6/9/7694f4a66316e53c8cdd9d9954bd611d.png" xlink:type="simple" xlink:show="embed" xlink:actuate="onLoad"/></draw:frame>) is equiv to., both (<draw:frame draw:style-name="fr1" draw:name="graphics154" text:anchor-type="as-char" svg:width="0.128in" svg:height="0.1516in" draw:z-index="153"><draw:image xlink:href="http://upload.wikimedia.org/math/8/3/8/83878c91171338902e0fe0fb97a8c47a.png" xlink:type="simple" xlink:show="embed" xlink:actuate="onLoad"/></draw:frame> or not <draw:frame draw:style-name="fr1" draw:name="graphics155" text:anchor-type="as-char" svg:width="0.1047in" svg:height="0.1516in" draw:z-index="154"><draw:image xlink:href="http://upload.wikimedia.org/math/7/6/9/7694f4a66316e53c8cdd9d9954bd611d.png" xlink:type="simple" xlink:show="embed" xlink:actuate="onLoad"/></draw:frame> is true) and (not <draw:frame draw:style-name="fr1" draw:name="graphics156" text:anchor-type="as-char" svg:width="0.128in" svg:height="0.1516in" draw:z-index="155"><draw:image xlink:href="http://upload.wikimedia.org/math/8/3/8/83878c91171338902e0fe0fb97a8c47a.png" xlink:type="simple" xlink:show="embed" xlink:actuate="onLoad"/></draw:frame> or <draw:frame draw:style-name="fr1" draw:name="graphics157" text:anchor-type="as-char" svg:width="0.1047in" svg:height="0.1516in" draw:z-index="156"><draw:image xlink:href="http://upload.wikimedia.org/math/7/6/9/7694f4a66316e53c8cdd9d9954bd611d.png" xlink:type="simple" xlink:show="embed" xlink:actuate="onLoad"/></draw:frame> is true)</text:p>
          </table:table-cell>
        </table:table-row>
        <table:table-row>
          <table:table-cell table:style-name="Table1.A2" office:value-type="string">
            <text:p text:style-name="Table_20_Contents">Exportation<text:bookmark text:name="cite_ref-9"/><text:a xlink:type="simple" xlink:href="http://en.wikipedia.org/wiki/Propositional_calculus#cite_note-9"><text:span text:style-name="T1">[9]</text:span></text:a></text:p>
          </table:table-cell>
          <table:table-cell table:style-name="Table1.A2" office:value-type="string">
            <text:p text:style-name="Table_20_Contents"><draw:frame draw:style-name="fr1" draw:name="graphics158" text:anchor-type="as-char" svg:width="2.9417in" svg:height="0.2445in" draw:z-index="157"><draw:image xlink:href="http://upload.wikimedia.org/math/f/c/3/fc3445f777ba7dec516eb576319617dd.png" xlink:type="simple" xlink:show="embed" xlink:actuate="onLoad"/></draw:frame></text:p>
          </table:table-cell>
          <table:table-cell table:style-name="Table1.C2" office:value-type="string">
            <text:p text:style-name="Table_20_Contents">from (if <draw:frame draw:style-name="fr1" draw:name="graphics159" text:anchor-type="as-char" svg:width="0.128in" svg:height="0.1516in" draw:z-index="158"><draw:image xlink:href="http://upload.wikimedia.org/math/8/3/8/83878c91171338902e0fe0fb97a8c47a.png" xlink:type="simple" xlink:show="embed" xlink:actuate="onLoad"/></draw:frame> and <draw:frame draw:style-name="fr1" draw:name="graphics160" text:anchor-type="as-char" svg:width="0.1047in" svg:height="0.1516in" draw:z-index="159"><draw:image xlink:href="http://upload.wikimedia.org/math/7/6/9/7694f4a66316e53c8cdd9d9954bd611d.png" xlink:type="simple" xlink:show="embed" xlink:actuate="onLoad"/></draw:frame> are true then <draw:frame draw:style-name="fr1" draw:name="graphics161" text:anchor-type="as-char" svg:width="0.1047in" svg:height="0.1047in" draw:z-index="160"><draw:image xlink:href="http://upload.wikimedia.org/math/4/b/4/4b43b0aee35624cd95b910189b3dc231.png" xlink:type="simple" xlink:show="embed" xlink:actuate="onLoad"/></draw:frame> is true) we can prove (if <draw:frame draw:style-name="fr1" draw:name="graphics162" text:anchor-type="as-char" svg:width="0.1047in" svg:height="0.1516in" draw:z-index="161"><draw:image xlink:href="http://upload.wikimedia.org/math/7/6/9/7694f4a66316e53c8cdd9d9954bd611d.png" xlink:type="simple" xlink:show="embed" xlink:actuate="onLoad"/></draw:frame> is true then <draw:frame draw:style-name="fr1" draw:name="graphics163" text:anchor-type="as-char" svg:width="0.1047in" svg:height="0.1047in" draw:z-index="162"><draw:image xlink:href="http://upload.wikimedia.org/math/4/b/4/4b43b0aee35624cd95b910189b3dc231.png" xlink:type="simple" xlink:show="embed" xlink:actuate="onLoad"/></draw:frame> is true, if <draw:frame draw:style-name="fr1" draw:name="graphics164" text:anchor-type="as-char" svg:width="0.128in" svg:height="0.1516in" draw:z-index="163"><draw:image xlink:href="http://upload.wikimedia.org/math/8/3/8/83878c91171338902e0fe0fb97a8c47a.png" xlink:type="simple" xlink:show="embed" xlink:actuate="onLoad"/></draw:frame> is true)</text:p>
          </table:table-cell>
        </table:table-row>
        <table:table-row>
          <table:table-cell table:style-name="Table1.A2" office:value-type="string">
            <text:p text:style-name="Table_20_Contents">Importation</text:p>
          </table:table-cell>
          <table:table-cell table:style-name="Table1.A2" office:value-type="string">
            <text:p text:style-name="Table_20_Contents"><draw:frame draw:style-name="fr1" draw:name="graphics165" text:anchor-type="as-char" svg:width="2.9417in" svg:height="0.2445in" draw:z-index="164"><draw:image xlink:href="http://upload.wikimedia.org/math/7/6/c/76c8496f157fe96ca5a645435d04b0a2.png" xlink:type="simple" xlink:show="embed" xlink:actuate="onLoad"/></draw:frame></text:p>
          </table:table-cell>
          <table:table-cell table:style-name="Table1.C2" office:value-type="string">
            <text:p text:style-name="Table_20_Contents">If <draw:frame draw:style-name="fr1" draw:name="graphics166" text:anchor-type="as-char" svg:width="0.128in" svg:height="0.1516in" draw:z-index="165"><draw:image xlink:href="http://upload.wikimedia.org/math/8/3/8/83878c91171338902e0fe0fb97a8c47a.png" xlink:type="simple" xlink:show="embed" xlink:actuate="onLoad"/></draw:frame> then (if <draw:frame draw:style-name="fr1" draw:name="graphics167" text:anchor-type="as-char" svg:width="0.1047in" svg:height="0.1516in" draw:z-index="166"><draw:image xlink:href="http://upload.wikimedia.org/math/7/6/9/7694f4a66316e53c8cdd9d9954bd611d.png" xlink:type="simple" xlink:show="embed" xlink:actuate="onLoad"/></draw:frame> then <draw:frame draw:style-name="fr1" draw:name="graphics168" text:anchor-type="as-char" svg:width="0.1047in" svg:height="0.1047in" draw:z-index="167"><draw:image xlink:href="http://upload.wikimedia.org/math/4/b/4/4b43b0aee35624cd95b910189b3dc231.png" xlink:type="simple" xlink:show="embed" xlink:actuate="onLoad"/></draw:frame>) is equivalent to if <draw:frame draw:style-name="fr1" draw:name="graphics169" text:anchor-type="as-char" svg:width="0.128in" svg:height="0.1516in" draw:z-index="168"><draw:image xlink:href="http://upload.wikimedia.org/math/8/3/8/83878c91171338902e0fe0fb97a8c47a.png" xlink:type="simple" xlink:show="embed" xlink:actuate="onLoad"/></draw:frame> and <draw:frame draw:style-name="fr1" draw:name="graphics170" text:anchor-type="as-char" svg:width="0.1047in" svg:height="0.1516in" draw:z-index="169"><draw:image xlink:href="http://upload.wikimedia.org/math/7/6/9/7694f4a66316e53c8cdd9d9954bd611d.png" xlink:type="simple" xlink:show="embed" xlink:actuate="onLoad"/></draw:frame> then <draw:frame draw:style-name="fr1" draw:name="graphics171" text:anchor-type="as-char" svg:width="0.1047in" svg:height="0.1047in" draw:z-index="170"><draw:image xlink:href="http://upload.wikimedia.org/math/4/b/4/4b43b0aee35624cd95b910189b3dc23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Tautology (1)</text:p>
          </table:table-cell>
          <table:table-cell table:style-name="Table1.A2" office:value-type="string">
            <text:p text:style-name="Table_20_Contents"><draw:frame draw:style-name="fr1" draw:name="graphics172" text:anchor-type="as-char" svg:width="1.0346in" svg:height="0.2445in" draw:z-index="171"><draw:image xlink:href="http://upload.wikimedia.org/math/0/a/2/0a2d99dd6060d399d0da3aa1624f36f1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173" text:anchor-type="as-char" svg:width="0.128in" svg:height="0.1516in" draw:z-index="172"><draw:image xlink:href="http://upload.wikimedia.org/math/8/3/8/83878c91171338902e0fe0fb97a8c47a.png" xlink:type="simple" xlink:show="embed" xlink:actuate="onLoad"/></draw:frame> is true is equiv. to <draw:frame draw:style-name="fr1" draw:name="graphics174" text:anchor-type="as-char" svg:width="0.128in" svg:height="0.1516in" draw:z-index="173"><draw:image xlink:href="http://upload.wikimedia.org/math/8/3/8/83878c91171338902e0fe0fb97a8c47a.png" xlink:type="simple" xlink:show="embed" xlink:actuate="onLoad"/></draw:frame> is true or <draw:frame draw:style-name="fr1" draw:name="graphics175" text:anchor-type="as-char" svg:width="0.128in" svg:height="0.1516in" draw:z-index="174"><draw:image xlink:href="http://upload.wikimedia.org/math/8/3/8/83878c91171338902e0fe0fb97a8c47a.png" xlink:type="simple" xlink:show="embed" xlink:actuate="onLoad"/></draw:frame> is true</text:p>
          </table:table-cell>
        </table:table-row>
        <table:table-row>
          <table:table-cell table:style-name="Table1.A2" office:value-type="string">
            <text:p text:style-name="Table_20_Contents">Tautology (2)</text:p>
          </table:table-cell>
          <table:table-cell table:style-name="Table1.A2" office:value-type="string">
            <text:p text:style-name="Table_20_Contents"><draw:frame draw:style-name="fr1" draw:name="graphics176" text:anchor-type="as-char" svg:width="1.0346in" svg:height="0.2445in" draw:z-index="175"><draw:image xlink:href="http://upload.wikimedia.org/math/6/9/8/698aa1503a417ebb3ef67d3d642edb4c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177" text:anchor-type="as-char" svg:width="0.128in" svg:height="0.1516in" draw:z-index="176"><draw:image xlink:href="http://upload.wikimedia.org/math/8/3/8/83878c91171338902e0fe0fb97a8c47a.png" xlink:type="simple" xlink:show="embed" xlink:actuate="onLoad"/></draw:frame> is true is equiv. to <draw:frame draw:style-name="fr1" draw:name="graphics178" text:anchor-type="as-char" svg:width="0.128in" svg:height="0.1516in" draw:z-index="177"><draw:image xlink:href="http://upload.wikimedia.org/math/8/3/8/83878c91171338902e0fe0fb97a8c47a.png" xlink:type="simple" xlink:show="embed" xlink:actuate="onLoad"/></draw:frame> is true and <draw:frame draw:style-name="fr1" draw:name="graphics179" text:anchor-type="as-char" svg:width="0.128in" svg:height="0.1516in" draw:z-index="178"><draw:image xlink:href="http://upload.wikimedia.org/math/8/3/8/83878c91171338902e0fe0fb97a8c47a.png" xlink:type="simple" xlink:show="embed" xlink:actuate="onLoad"/></draw:frame> is true</text:p>
          </table:table-cell>
        </table:table-row>
        <table:table-row>
          <table:table-cell table:style-name="Table1.A2" office:value-type="string">
            <text:p text:style-name="Table_20_Contents">Tertium non datur (Law of Excluded Middle)</text:p>
          </table:table-cell>
          <table:table-cell table:style-name="Table1.A2" office:value-type="string">
            <text:p text:style-name="Table_20_Contents"><draw:frame draw:style-name="fr1" draw:name="graphics180" text:anchor-type="as-char" svg:width="0.9882in" svg:height="0.2445in" draw:z-index="179"><draw:image xlink:href="http://upload.wikimedia.org/math/8/8/1/881a97bb51a121f0f43d39762f1d2e17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181" text:anchor-type="as-char" svg:width="0.128in" svg:height="0.1516in" draw:z-index="180"><draw:image xlink:href="http://upload.wikimedia.org/math/8/3/8/83878c91171338902e0fe0fb97a8c47a.png" xlink:type="simple" xlink:show="embed" xlink:actuate="onLoad"/></draw:frame> or not <draw:frame draw:style-name="fr1" draw:name="graphics182" text:anchor-type="as-char" svg:width="0.128in" svg:height="0.1516in" draw:z-index="181"><draw:image xlink:href="http://upload.wikimedia.org/math/8/3/8/83878c91171338902e0fe0fb97a8c47a.png" xlink:type="simple" xlink:show="embed" xlink:actuate="onLoad"/></draw:frame> is true</text:p>
          </table:table-cell>
        </table:table-row>
        <table:table-row>
          <table:table-cell table:style-name="Table1.A2" office:value-type="string">
            <text:p text:style-name="Table_20_Contents">Law of Non-Contradiction</text:p>
          </table:table-cell>
          <table:table-cell table:style-name="Table1.A2" office:value-type="string">
            <text:p text:style-name="Table_20_Contents"><draw:frame draw:style-name="fr1" draw:name="graphics183" text:anchor-type="as-char" svg:width="1.1398in" svg:height="0.2445in" draw:z-index="182"><draw:image xlink:href="http://upload.wikimedia.org/math/4/3/0/4305b4c8c78b9d1000f5c79588078412.png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graphics184" text:anchor-type="as-char" svg:width="0.128in" svg:height="0.1516in" draw:z-index="183"><draw:image xlink:href="http://upload.wikimedia.org/math/8/3/8/83878c91171338902e0fe0fb97a8c47a.png" xlink:type="simple" xlink:show="embed" xlink:actuate="onLoad"/></draw:frame> and not <draw:frame draw:style-name="fr1" draw:name="graphics185" text:anchor-type="as-char" svg:width="0.128in" svg:height="0.1516in" draw:z-index="184"><draw:image xlink:href="http://upload.wikimedia.org/math/8/3/8/83878c91171338902e0fe0fb97a8c47a.png" xlink:type="simple" xlink:show="embed" xlink:actuate="onLoad"/></draw:frame> is false, is a true state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Beati</meta:initial-creator>
    <meta:creation-date>2014-02-12T19:11:09.885255658</meta:creation-date>
    <dc:date>2014-02-12T20:44:31.661200948</dc:date>
    <dc:creator>Igor Beati</dc:creator>
    <meta:editing-duration>PT1H17M37S</meta:editing-duration>
    <meta:editing-cycles>1</meta:editing-cycles>
    <meta:document-statistic meta:table-count="1" meta:image-count="185" meta:object-count="0" meta:page-count="3" meta:paragraph-count="96" meta:word-count="426" meta:character-count="2053" meta:non-whitespace-character-count="1606"/>
    <meta:generator>LibreOffice/4.1.3.2$Linux_X86_64 LibreOffice_project/410m0$Build-2</meta:generator>
  </office:meta>
</office:document-meta>
</file>